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6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wrap-option="wrap"/>
    </style:style>
    <style:style style:name="ce3" style:family="table-cell" style:parent-style-name="Default" style:data-style-name="N2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/>
    <style:style style:name="gr1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2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3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4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5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6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7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8" style:family="graphic">
      <style:graphic-properties draw:stroke="solid" svg:stroke-width="0in" svg:stroke-color="#808080" draw:marker-start="" draw:marker-start-width="0.0787in" draw:marker-start-center="false" draw:marker-end="" draw:marker-end-width="0.0787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9" style:family="graphic">
      <style:graphic-properties draw:stroke="solid" svg:stroke-width="0in" svg:stroke-color="#80808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10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11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12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13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4004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597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597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" style:family="graphic">
      <style:graphic-properties draw:stroke="solid" svg:stroke-width="0in" svg:stroke-color="#000000" draw:marker-start="" draw:marker-start-width="0.0787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17" style:family="graphic">
      <style:graphic-properties draw:stroke="solid" svg:stroke-width="0in" svg:stroke-color="#000000" draw:marker-start="" draw:marker-start-width="0.0787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18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4004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" style:family="graphic">
      <style:graphic-properties draw:stroke="solid" svg:stroke-width="0in" svg:stroke-color="#000000" draw:marker-start="" draw:marker-start-width="0.0787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20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598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left" draw:auto-grow-height="true" draw:auto-grow-width="false" fo:min-height="0.3244in" fo:min-width="0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" style:family="graphic">
      <style:graphic-properties draw:stroke="solid" svg:stroke-width="0in" svg:stroke-color="#000000" draw:marker-start="" draw:marker-start-width="0.0787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23" style:family="graphic">
      <style:graphic-properties draw:stroke="solid" svg:stroke-width="0in" svg:stroke-color="#000000" draw:marker-start="" draw:marker-start-width="0.0787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24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25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26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27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28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4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9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draw:auto-grow-height="true" draw:auto-grow-width="false" fo:max-height="0in" fo:min-height="0.4008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0" style:family="graphic">
      <style:graphic-properties draw:stroke="solid" svg:stroke-width="0in" svg:stroke-color="#000000" draw:marker-start="" draw:marker-start-width="0.0787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31" style:family="graphic">
      <style:graphic-properties draw:stroke="solid" svg:stroke-width="0in" svg:stroke-color="#000000" draw:marker-start="" draw:marker-start-width="0.0787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align="center" fo:text-indent="0in"/>
    </style:style>
    <style:style style:name="P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</style:style>
    <style:style style:name="P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put" table:style-name="ta1" table:print="false">
        <table:table-column table:style-name="co1" table:default-cell-style-name="ce2"/>
        <table:table-column table:style-name="co2" table:number-columns-repeated="3" table:default-cell-style-name="ce5"/>
        <table:table-column table:style-name="co2" table:number-columns-repeated="1020" table:default-cell-style-name="ce9"/>
        <table:table-row table:style-name="ro1">
          <table:table-cell table:style-name="ce1" office:value-type="string">
            <text:p>Parameter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Units</text:p>
          </table:table-cell>
          <table:table-cell table:style-name="ce4" office:value-type="string">
            <text:p>Period</text:p>
          </table:table-cell>
          <table:table-cell table:style-name="ce4">
            <draw:g table:end-cell-address="Input.L40" table:end-x="0.0815in" table:end-y="0.1346in" draw:z-index="0">
              <draw:line draw:style-name="gr1" draw:text-style-name="P1" svg:x1="3.0047in" svg:y1="4.3465in" svg:x2="3.0047in" svg:y2="6.0378in">
                <text:p/>
              </draw:line>
              <draw:line draw:style-name="gr2" draw:text-style-name="P1" svg:x1="3.0047in" svg:y1="6.0378in" svg:x2="2.0047in" svg:y2="6.0378in">
                <text:p/>
              </draw:line>
              <draw:line draw:style-name="gr3" draw:text-style-name="P1" svg:x1="3.0047in" svg:y1="4.3465in" svg:x2="2.6047in" svg:y2="4.3465in">
                <text:p/>
              </draw:line>
              <draw:line draw:style-name="gr4" draw:text-style-name="P1" svg:x1="2.9047in" svg:y1="4.135in" svg:x2="3.5047in" svg:y2="4.135in">
                <text:p/>
              </draw:line>
              <draw:line draw:style-name="gr5" draw:text-style-name="P1" svg:x1="3.3984in" svg:y1="4.3465in" svg:x2="3.3984in" svg:y2="6.0378in">
                <text:p/>
              </draw:line>
              <draw:line draw:style-name="gr6" draw:text-style-name="P1" svg:x1="3.7921in" svg:y1="6.0378in" svg:x2="3.3921in" svg:y2="6.0378in">
                <text:p/>
              </draw:line>
              <draw:line draw:style-name="gr7" draw:text-style-name="P1" svg:x1="3.7921in" svg:y1="4.3465in" svg:x2="3.3921in" svg:y2="4.3465in">
                <text:p/>
              </draw:line>
              <draw:rect draw:style-name="gr8" draw:text-style-name="P1" svg:width="0.2in" svg:height="2.0807in" svg:x="3.1047in" svg:y="4.1354in">
                <text:p/>
              </draw:rect>
              <draw:rect draw:style-name="gr9" draw:text-style-name="P1" svg:width="1.1in" svg:height="2.748in" svg:x="0.9047in" svg:y="3.5012in">
                <text:p text:style-name="P2"><text:span text:style-name="T1">Water</text:span></text:p>
              </draw:rect>
              <draw:line draw:style-name="gr10" draw:text-style-name="P1" svg:x1="2.0047in" svg:y1="6.2161in" svg:x2="3.8047in" svg:y2="6.2161in">
                <text:p/>
              </draw:line>
              <draw:line draw:style-name="gr11" draw:text-style-name="P1" svg:x1="2.9047in" svg:y1="4.135in" svg:x2="2.9047in" svg:y2="0.4354in">
                <text:p/>
              </draw:line>
              <draw:line draw:style-name="gr12" draw:text-style-name="P1" svg:x1="2.6047in" svg:y1="4.3465in" svg:x2="2.6047in" svg:y2="0.4354in">
                <text:p/>
              </draw:line>
              <draw:frame draw:style-name="gr13" draw:text-style-name="P3" svg:width="1.5in" svg:height="0.4988in" svg:x="2.5047in" svg:y="6.2492in">
                <draw:text-box>
                  <text:p text:style-name="P2"><text:span text:style-name="T2">PEM Electrolyzer Low Side Input</text:span></text:p>
                </draw:text-box>
              </draw:frame>
              <draw:frame draw:style-name="gr14" draw:text-style-name="P5" svg:width="0.6in" svg:height="0.6957in" svg:x="2.2047in" svg:y="5.6154in">
                <draw:text-box>
                  <text:p text:style-name="P4"><text:span text:style-name="T1">P1</text:span></text:p>
                </draw:text-box>
              </draw:frame>
              <draw:frame draw:style-name="gr15" draw:text-style-name="P5" svg:width="0.7in" svg:height="0.6957in" svg:x="0.3047in" svg:y="4.602in">
                <draw:text-box>
                  <text:p text:style-name="P4"><text:span text:style-name="T1">H1</text:span></text:p>
                </draw:text-box>
              </draw:frame>
              <draw:line draw:style-name="gr16" draw:text-style-name="P1" svg:x1="0.5654in" svg:y1="4.602in" svg:x2="0.5654in" svg:y2="3.5012in">
                <text:p/>
              </draw:line>
              <draw:line draw:style-name="gr17" draw:text-style-name="P1" svg:x1="0.5654in" svg:y1="4.9807in" svg:x2="0.5654in" svg:y2="6.2492in">
                <text:p/>
              </draw:line>
              <draw:frame draw:style-name="gr18" draw:text-style-name="P3" svg:width="1.5in" svg:height="0.4988in" svg:x="3.7941in" svg:y="4.8665in">
                <draw:text-box>
                  <text:p text:style-name="P2"><text:span text:style-name="T2">PEM Electrolyzer </text:span></text:p>
                </draw:text-box>
              </draw:frame>
              <draw:line draw:style-name="gr19" draw:text-style-name="P1" svg:x1="4.3047in" svg:y1="5.2339in" svg:x2="3.2047in" svg:y2="5.2339in">
                <text:p/>
              </draw:line>
              <draw:frame draw:style-name="gr20" draw:text-style-name="P3" svg:width="0.8in" svg:height="0.6965in" svg:x="4.2047in" svg:y="5.2358in">
                <draw:text-box>
                  <text:p text:style-name="P2"><text:span text:style-name="T2">PEM Power</text:span></text:p>
                  <text:p text:style-name="P2"><text:span text:style-name="T2">J1</text:span></text:p>
                </draw:text-box>
              </draw:frame>
              <draw:frame draw:style-name="gr21" draw:text-style-name="P5" svg:width="0.8in" svg:height="0.4228in" svg:x="2.0047in" svg:y="1.7043in">
                <draw:text-box>
                  <text:p text:style-name="P4"><text:span text:style-name="T1">H2</text:span></text:p>
                </draw:text-box>
              </draw:frame>
              <draw:line draw:style-name="gr22" draw:text-style-name="P1" svg:x1="2.2047in" svg:y1="2.1268in" svg:x2="2.2047in" svg:y2="3.5008in">
                <text:p/>
              </draw:line>
              <draw:line draw:style-name="gr23" draw:text-style-name="P1" svg:x1="2.2047in" svg:y1="1.7039in" svg:x2="2.2047in" svg:y2="0.5413in">
                <text:p/>
              </draw:line>
              <draw:path draw:style-name="gr24" draw:text-style-name="P1" svg:width="0.765in" svg:height="0.5071in" svg:x="2.3587in" svg:y="2.0063in" svg:viewBox="0 0 1944 1289" svg:d="M1944 4c-312-26-686 67-837 343-140 255 124 646-189 856-281 189-576-31-864 86l-54-29">
                <text:p/>
              </draw:path>
              <draw:line draw:style-name="gr25" draw:text-style-name="P1" svg:x1="3.7858in" svg:y1="4.3465in" svg:x2="3.7858in" svg:y2="0.4354in">
                <text:p/>
              </draw:line>
              <draw:line draw:style-name="gr26" draw:text-style-name="P1" svg:x1="3.4953in" svg:y1="4.135in" svg:x2="3.4953in" svg:y2="0.4354in">
                <text:p/>
              </draw:line>
              <draw:path draw:style-name="gr27" draw:text-style-name="P1" svg:width="0.765in" svg:height="0.5071in" svg:x="3.2248in" svg:y="2.0067in" svg:viewBox="0 0 1944 1289" svg:d="M1944 4c-312-26-686 67-837 343-140 255 124 646-189 856-281 189-576-31-864 86l-54-29">
                <text:p/>
              </draw:path>
              <draw:frame draw:style-name="gr28" draw:text-style-name="P6" svg:width="3.4in" svg:height="0.4984in" svg:x="1.7047in" svg:y="0.1185in">
                <draw:text-box>
                  <text:p text:style-name="P4"><text:span text:style-name="T2">O2 – Diameter D2 <text:s text:c="4"/>H2 – Diameter D1</text:span></text:p>
                </draw:text-box>
              </draw:frame>
              <draw:frame draw:style-name="gr29" draw:text-style-name="P6" svg:width="2.1in" svg:height="0.4992in" svg:x="4.2047in" svg:y="1.1756in">
                <draw:text-box>
                  <text:p text:style-name="P4"><text:span text:style-name="T2">O2 – Flow - F1 </text:span></text:p>
                  <text:p text:style-name="P4"><text:span text:style-name="T2">H2 – Flow - F2</text:span></text:p>
                </draw:text-box>
              </draw:frame>
              <draw:line draw:style-name="gr30" draw:text-style-name="P1" svg:x1="4.2047in" svg:y1="1.2811in" svg:x2="2.7047in" svg:y2="1.2811in">
                <text:p/>
              </draw:line>
              <draw:line draw:style-name="gr31" draw:text-style-name="P1" svg:x1="4.2047in" svg:y1="1.4925in" svg:x2="3.6047in" svg:y2="1.4925in">
                <text:p/>
              </draw:line>
            </draw:g>
          </table:table-cell>
          <table:table-cell table:style-name="ce4" table:number-columns-repeated="1019"/>
        </table:table-row>
        <table:table-row table:style-name="ro1">
          <table:table-cell office:value-type="string">
            <text:p>PEM Max Pressure P1</text:p>
          </table:table-cell>
          <table:table-cell office:value-type="float" office:value="20">
            <text:p>20.00</text:p>
          </table:table-cell>
          <table:table-cell office:value-type="string">
            <text:p>mbar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>
            <text:p>PEM Power J1</text:p>
          </table:table-cell>
          <table:table-cell office:value-type="float" office:value="2.33">
            <text:p>2.33</text:p>
          </table:table-cell>
          <table:table-cell office:value-type="string">
            <text:p>Joules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>
            <text:p>O2 Flow F1</text:p>
          </table:table-cell>
          <table:table-cell office:value-type="float" office:value="10">
            <text:p>10.00</text:p>
          </table:table-cell>
          <table:table-cell office:value-type="string">
            <text:p>cm3</text:p>
          </table:table-cell>
          <table:table-cell office:value-type="string">
            <text:p>1 minute</text:p>
          </table:table-cell>
          <table:table-cell table:number-columns-repeated="1020"/>
        </table:table-row>
        <table:table-row table:style-name="ro1">
          <table:table-cell office:value-type="string">
            <text:p>H2 Flow F2</text:p>
          </table:table-cell>
          <table:table-cell office:value-type="float" office:value="20">
            <text:p>20.00</text:p>
          </table:table-cell>
          <table:table-cell office:value-type="string">
            <text:p>cm3</text:p>
          </table:table-cell>
          <table:table-cell office:value-type="string">
            <text:p>1 minute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H2 Diameter D1</text:p>
          </table:table-cell>
          <table:table-cell office:value-type="float" office:value="4">
            <text:p>4.00</text:p>
          </table:table-cell>
          <table:table-cell table:style-name="ce6" office:value-type="string">
            <text:p>mm</text:p>
          </table:table-cell>
          <table:table-cell table:style-name="ce6" office:value-type="string">
            <text:p>n/a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Height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m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Calculation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ower input</text:p>
          </table:table-cell>
          <table:table-cell table:formula="of:=60*[.B3]" office:value-type="float" office:value="139.8">
            <text:p>139.80</text:p>
          </table:table-cell>
          <table:table-cell office:value-type="string">
            <text:p>Joules</text:p>
          </table:table-cell>
          <table:table-cell office:value-type="string">
            <text:p>1 minute</text:p>
          </table:table-cell>
          <table:table-cell table:number-columns-repeated="1020"/>
        </table:table-row>
        <table:table-row table:style-name="ro1">
          <table:table-cell office:value-type="string">
            <text:p>Water column height H1</text:p>
          </table:table-cell>
          <table:table-cell table:formula="of:=10.2*[.B2]" office:value-type="float" office:value="204">
            <text:p>204.00</text:p>
          </table:table-cell>
          <table:table-cell office:value-type="string">
            <text:p>mm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>
            <text:p>Max output height H2</text:p>
          </table:table-cell>
          <table:table-cell table:formula="of:=[.B2]*7.1359091" office:value-type="float" office:value="142.718182">
            <text:p>142.72</text:p>
          </table:table-cell>
          <table:table-cell office:value-type="string">
            <text:p>m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O2 Diameter D2</text:p>
          </table:table-cell>
          <table:table-cell table:formula="of:=SQRT(((PI() * (([.B6]/2)*([.B6]/2)))/2) / PI()) * 2" office:value-type="float" office:value="2.82842712474619">
            <text:p>2.83</text:p>
          </table:table-cell>
          <table:table-cell table:style-name="ce6" office:value-type="string">
            <text:p>mm</text:p>
          </table:table-cell>
          <table:table-cell table:style-name="ce6" office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>
            <text:p>Water transport</text:p>
          </table:table-cell>
          <table:table-cell table:style-name="ce7" table:formula="of:=((([.B2]*0.041)*[.B5]) / 2)/18.02" office:value-type="float" office:value="0.455049944506104">
            <text:p>0.4550499</text:p>
          </table:table-cell>
          <table:table-cell office:value-type="string">
            <text:p>cm3, g</text:p>
          </table:table-cell>
          <table:table-cell office:value-type="string">
            <text:p>1 minute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Potential energy at max height</text:p>
          </table:table-cell>
          <table:table-cell table:style-name="ce6" table:formula="of:=(0.00980665*[.B14])*[.B12]" office:value-type="float" office:value="0.636882104771613">
            <text:p>0.6368821048</text:p>
          </table:table-cell>
          <table:table-cell office:value-type="string">
            <text:p>Joules</text:p>
          </table:table-cell>
          <table:table-cell office:value-type="string">
            <text:p>1 minute</text:p>
          </table:table-cell>
          <table:table-cell table:number-columns-repeated="1020"/>
        </table:table-row>
        <table:table-row table:style-name="ro1">
          <table:table-cell office:value-type="string">
            <text:p>Potential energy at desired height</text:p>
          </table:table-cell>
          <table:table-cell table:style-name="ce8" table:formula="of:=(0.00980665*[.B14])*[.B7]" office:value-type="float" office:value="0.0133875466148724">
            <text:p>0.013387547</text:p>
          </table:table-cell>
          <table:table-cell office:value-type="string">
            <text:p>Joules</text:p>
          </table:table-cell>
          <table:table-cell office:value-type="string">
            <text:p>1 minute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4">
          <table:table-cell table:style-name="Default"/>
          <table:table-cell table:style-name="ce6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0">08/20/2021</text:date>, <text:time>03:2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Woods</meta:initial-creator>
    <meta:creation-date>2021-08-20T00:19:05</meta:creation-date>
    <dc:date>2021-08-20T03:20:58</dc:date>
    <dc:creator>Jerry Woods</dc:creator>
    <meta:editing-duration>PT3H1M53S</meta:editing-duration>
    <meta:editing-cycles>22</meta:editing-cycles>
    <meta:generator>OpenOffice/4.1.5$Unix OpenOffice.org_project/415m1$Build-9789</meta:generator>
    <meta:document-statistic meta:table-count="3" meta:cell-count="57" meta:object-count="1"/>
  </office:meta>
</office:document-meta>
</file>